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 Condensed" officeooo:rsid="002b1348" officeooo:paragraph-rsid="001f3ce4"/>
    </style:style>
    <style:style style:name="P2" style:family="paragraph" style:parent-style-name="Standard">
      <style:text-properties style:font-name="DejaVu Sans Condensed" officeooo:rsid="0023785c" officeooo:paragraph-rsid="0023785c"/>
    </style:style>
    <style:style style:name="P3" style:family="paragraph" style:parent-style-name="Standard">
      <style:text-properties style:font-name="DejaVu Sans Condensed" officeooo:rsid="00246c7b" officeooo:paragraph-rsid="00246c7b"/>
    </style:style>
    <style:style style:name="P4" style:family="paragraph" style:parent-style-name="Standard">
      <style:text-properties style:font-name="Liberation Sans" fo:font-weight="normal" officeooo:rsid="00281be2" officeooo:paragraph-rsid="001a675d" style:font-weight-asian="normal" style:font-weight-complex="normal"/>
    </style:style>
    <style:style style:name="P5" style:family="paragraph" style:parent-style-name="Standard">
      <style:text-properties style:font-name="Liberation Sans" fo:font-weight="normal" officeooo:rsid="00281be2" officeooo:paragraph-rsid="00281be2" style:font-weight-asian="normal" style:font-weight-complex="normal"/>
    </style:style>
    <style:style style:name="P6" style:family="paragraph" style:parent-style-name="Standard">
      <style:text-properties style:font-name="Liberation Sans" fo:font-weight="normal" officeooo:rsid="00111ca5" officeooo:paragraph-rsid="0012e96d" style:font-weight-asian="normal" style:font-weight-complex="normal"/>
    </style:style>
    <style:style style:name="P7" style:family="paragraph" style:parent-style-name="Standard">
      <style:text-properties style:font-name="Liberation Sans" officeooo:rsid="00111ca5" officeooo:paragraph-rsid="0012e96d"/>
    </style:style>
    <style:style style:name="P8" style:family="paragraph" style:parent-style-name="Standard">
      <style:text-properties style:font-name="Liberation Sans" fo:font-weight="normal" officeooo:rsid="00111ca5" officeooo:paragraph-rsid="00251a53" style:font-weight-asian="normal" style:font-weight-complex="normal"/>
    </style:style>
    <style:style style:name="P9" style:family="paragraph" style:parent-style-name="Standard">
      <style:text-properties style:font-name="Liberation Sans" fo:font-weight="normal" officeooo:rsid="00111ca5" officeooo:paragraph-rsid="0026f546" style:font-weight-asian="normal" style:font-weight-complex="normal"/>
    </style:style>
    <style:style style:name="P10" style:family="paragraph" style:parent-style-name="Standard">
      <style:text-properties style:font-name="Liberation Sans" officeooo:rsid="001423e1" officeooo:paragraph-rsid="0012d13a"/>
    </style:style>
    <style:style style:name="P11" style:family="paragraph" style:parent-style-name="Standard">
      <style:text-properties style:font-name="DejaVu Sans Condensed" fo:font-size="12pt" fo:font-weight="normal" officeooo:rsid="000a147c" officeooo:paragraph-rsid="001f3ce4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DejaVu Sans Condensed" fo:font-size="12pt" fo:font-weight="bold" officeooo:rsid="000a147c" officeooo:paragraph-rsid="001f3ce4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DejaVu Sans Condensed" fo:font-size="12pt" fo:font-style="italic" fo:font-weight="normal" officeooo:rsid="0012c6ff" officeooo:paragraph-rsid="001f3ce4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style:font-name="DejaVu Sans Condensed" fo:font-size="12pt" fo:font-weight="normal" officeooo:rsid="0012c6ff" officeooo:paragraph-rsid="001f3ce4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DejaVu Sans Condensed" fo:font-size="12pt" fo:font-weight="normal" officeooo:rsid="00251a53" officeooo:paragraph-rsid="00251a53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DejaVu Sans Condensed" fo:font-size="12pt" fo:font-weight="bold" officeooo:rsid="00207031" officeooo:paragraph-rsid="00207031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DejaVu Sans Condensed" fo:font-size="12pt" fo:font-weight="normal" officeooo:rsid="00207031" officeooo:paragraph-rsid="00207031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DejaVu Sans Condensed" fo:font-size="12pt" fo:font-weight="normal" officeooo:rsid="0012c6ff" officeooo:paragraph-rsid="00207031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DejaVu Sans Condensed" fo:font-size="12pt" fo:font-weight="bold" officeooo:rsid="001a6510" officeooo:paragraph-rsid="001f3ce4" style:font-size-asian="12pt" style:font-weight-asian="bold" style:font-size-complex="12pt" style:font-weight-complex="bold"/>
    </style:style>
    <style:style style:name="P20" style:family="paragraph" style:parent-style-name="Text_20_body">
      <style:text-properties style:font-name="DejaVu Sans Condensed" fo:font-size="12pt" fo:font-weight="normal" officeooo:rsid="001af424" officeooo:paragraph-rsid="001f3ce4" style:font-size-asian="12pt" style:font-weight-asian="normal" style:font-size-complex="12pt" style:font-weight-complex="normal"/>
    </style:style>
    <style:style style:name="P21" style:family="paragraph" style:parent-style-name="Text_20_body">
      <style:text-properties style:font-name="DejaVu Sans Condensed" fo:font-size="12pt" fo:font-weight="normal" officeooo:rsid="000a147c" officeooo:paragraph-rsid="001f3ce4" style:font-size-asian="12pt" style:font-weight-asian="normal" style:font-size-complex="12pt" style:font-weight-complex="normal"/>
    </style:style>
    <style:style style:name="P22" style:family="paragraph" style:parent-style-name="Text_20_body" style:list-style-name="L1">
      <style:paragraph-properties fo:margin-top="0cm" fo:margin-bottom="0cm" style:contextual-spacing="false"/>
      <style:text-properties style:font-name="DejaVu Sans Condensed" officeooo:paragraph-rsid="001f3ce4"/>
    </style:style>
    <style:style style:name="P23" style:family="paragraph" style:parent-style-name="Text_20_body" style:list-style-name="L2">
      <style:paragraph-properties fo:margin-top="0cm" fo:margin-bottom="0cm" style:contextual-spacing="false"/>
      <style:text-properties style:font-name="DejaVu Sans Condensed" officeooo:paragraph-rsid="001f3ce4"/>
    </style:style>
    <style:style style:name="P24" style:family="paragraph" style:parent-style-name="Text_20_body" style:list-style-name="L3">
      <style:paragraph-properties fo:margin-top="0cm" fo:margin-bottom="0cm" style:contextual-spacing="false"/>
      <style:text-properties style:font-name="DejaVu Sans Condensed" officeooo:paragraph-rsid="001f3ce4"/>
    </style:style>
    <style:style style:name="P25" style:family="paragraph" style:parent-style-name="Text_20_body" style:list-style-name="L4">
      <style:paragraph-properties fo:margin-top="0cm" fo:margin-bottom="0cm" style:contextual-spacing="false"/>
      <style:text-properties style:font-name="DejaVu Sans Condensed" officeooo:paragraph-rsid="001f3ce4"/>
    </style:style>
    <style:style style:name="P26" style:family="paragraph" style:parent-style-name="Text_20_body" style:list-style-name="L5">
      <style:text-properties style:font-name="DejaVu Sans Condensed" officeooo:paragraph-rsid="001f3ce4"/>
    </style:style>
    <style:style style:name="P27" style:family="paragraph" style:parent-style-name="Standard">
      <style:text-properties style:font-name="Liberation Sans" officeooo:rsid="001f3ce4" officeooo:paragraph-rsid="001f3ce4"/>
    </style:style>
    <style:style style:name="P28" style:family="paragraph" style:parent-style-name="Standard">
      <style:text-properties style:font-name="Liberation Sans" fo:font-size="13pt" fo:font-weight="bold" officeooo:rsid="001910a7" officeooo:paragraph-rsid="001910a7" style:font-size-asian="13pt" style:font-weight-asian="bold" style:font-size-complex="13pt" style:font-weight-complex="bold"/>
    </style:style>
    <style:style style:name="P29" style:family="paragraph" style:parent-style-name="Standard">
      <style:text-properties style:font-name="Liberation Sans" officeooo:rsid="002b1348" officeooo:paragraph-rsid="001423e1"/>
    </style:style>
    <style:style style:name="P30" style:family="paragraph" style:parent-style-name="Standard">
      <style:text-properties style:font-name="Liberation Sans" officeooo:rsid="001423e1" officeooo:paragraph-rsid="001423e1"/>
    </style:style>
    <style:style style:name="P31" style:family="paragraph" style:parent-style-name="Standard">
      <style:text-properties style:font-name="Liberation Sans" officeooo:rsid="0012d13a" officeooo:paragraph-rsid="0012d13a"/>
    </style:style>
    <style:style style:name="P32" style:family="paragraph" style:parent-style-name="Standard">
      <style:text-properties style:font-name="Liberation Sans" officeooo:rsid="00179bee" officeooo:paragraph-rsid="00179bee"/>
    </style:style>
    <style:style style:name="P33" style:family="paragraph" style:parent-style-name="Standard">
      <style:text-properties style:font-name="Liberation Sans" fo:font-weight="bold" officeooo:rsid="001a675d" officeooo:paragraph-rsid="001a675d" style:font-weight-asian="bold" style:font-weight-complex="bold"/>
    </style:style>
    <style:style style:name="P34" style:family="paragraph" style:parent-style-name="Standard">
      <style:text-properties style:font-name="Liberation Sans" fo:font-size="13pt" fo:font-weight="bold" officeooo:rsid="001a675d" officeooo:paragraph-rsid="001a675d" style:font-size-asian="13pt" style:font-weight-asian="bold" style:font-size-complex="13pt" style:font-weight-complex="bold"/>
    </style:style>
    <style:style style:name="P35" style:family="paragraph" style:parent-style-name="Standard">
      <style:text-properties style:font-name="Liberation Sans" officeooo:rsid="001a675d" officeooo:paragraph-rsid="001a675d"/>
    </style:style>
    <style:style style:name="P36" style:family="paragraph" style:parent-style-name="Standard">
      <style:text-properties style:font-name="Liberation Sans" fo:font-size="13pt" fo:font-weight="bold" officeooo:rsid="001ce175" officeooo:paragraph-rsid="001ce175" style:font-size-asian="13pt" style:font-weight-asian="bold" style:font-size-complex="13pt" style:font-weight-complex="bold"/>
    </style:style>
    <style:style style:name="P37" style:family="paragraph" style:parent-style-name="Standard">
      <style:text-properties style:font-name="Liberation Sans" officeooo:rsid="001ce175" officeooo:paragraph-rsid="001ce175"/>
    </style:style>
    <style:style style:name="P38" style:family="paragraph" style:parent-style-name="Standard">
      <style:text-properties style:font-name="Liberation Sans" officeooo:rsid="001ce175" officeooo:paragraph-rsid="00234982"/>
    </style:style>
    <style:style style:name="P39" style:family="paragraph" style:parent-style-name="Standard">
      <style:text-properties style:font-name="Liberation Sans" fo:font-weight="bold" officeooo:rsid="00234982" officeooo:paragraph-rsid="00234982" style:font-weight-asian="bold" style:font-weight-complex="bold"/>
    </style:style>
    <style:style style:name="T1" style:family="text">
      <style:text-properties officeooo:rsid="001f3ce4"/>
    </style:style>
    <style:style style:name="T2" style:family="text">
      <style:text-properties officeooo:rsid="00251a53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ae3a2"/>
    </style:style>
    <style:style style:name="T5" style:family="text">
      <style:text-properties officeooo:rsid="001a675d"/>
    </style:style>
    <style:style style:name="T6" style:family="text">
      <style:text-properties officeooo:rsid="00269f1c"/>
    </style:style>
    <style:style style:name="T7" style:family="text">
      <style:text-properties officeooo:rsid="00366d60"/>
    </style:style>
    <style:style style:name="T8" style:family="text">
      <style:text-properties officeooo:rsid="00281be2"/>
    </style:style>
    <style:style style:name="T9" style:family="text">
      <style:text-properties officeooo:rsid="0026f546"/>
    </style:style>
    <style:style style:name="T10" style:family="text">
      <style:text-properties officeooo:rsid="0032b266"/>
    </style:style>
    <style:style style:name="T11" style:family="text">
      <style:text-properties officeooo:rsid="003440a2"/>
    </style:style>
    <style:style style:name="T12" style:family="text">
      <style:text-properties officeooo:rsid="0033db6c"/>
    </style:style>
    <style:style style:name="T13" style:family="text">
      <style:text-properties officeooo:rsid="00132012"/>
    </style:style>
    <style:style style:name="T14" style:family="text">
      <style:text-properties officeooo:rsid="0021ce02"/>
    </style:style>
    <style:style style:name="T15" style:family="text">
      <style:text-properties officeooo:rsid="001a6510"/>
    </style:style>
    <style:style style:name="T16" style:family="text">
      <style:text-properties officeooo:rsid="001c399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Faca uma lista com produtos especificos precificados para cada uma dessas categorias: padaria, casa e cozinha (categoria para itens de cozinha, ferrementas, itens eletricos e outros de reparo em casa), papelaria, petShop e <text:s/>bazar.</text:p>
      <text:p text:style-name="P1"/>
      <text:p text:style-name="P3">Create table cat (id, smallint primary key, nome varchar(30) not null);</text:p>
      <text:p text:style-name="P1"/>
      <text:p text:style-name="P1">INSERT INTO cat (id, nome) VALUES<text:line-break/>(1, 'Mercearia'),<text:line-break/>(2, 'Doces e Biscoitos'),<text:line-break/>(3, 'Hortifruit'),<text:line-break/>(4, 'Padaria'),<text:line-break/>(5, 'Açougue'),<text:line-break/>(6, 'Frios e Congelados'),<text:line-break/>(7, 'Casa e Cozinha'),<text:line-break/>(8, 'Limpeza Doméstica'),<text:line-break/>(9, 'Higiene e Cuidado Pessoal'),</text:p>
      <text:p text:style-name="P1"><text:span text:style-name="T1">(10, ‘Papelaria’),</text:span><text:line-break/>(1<text:span text:style-name="T1">1</text:span>, 'PetShop'),<text:line-break/>(1<text:span text:style-name="T1">2</text:span>, 'Bazar');</text:p>
      <text:p text:style-name="P4"/>
      <text:p text:style-name="P5"><text:s/></text:p>
      <text:p text:style-name="P6"><text:span text:style-name="T2">CREATE </text:span>TABLE produto (</text:p>
      <text:p text:style-name="P6"><text:s text:c="4"/>id SERIAL PRIMARY KEY,</text:p>
      <text:p text:style-name="P6"><text:s text:c="4"/>link_img TEXT,</text:p>
      <text:p text:style-name="P6"><text:s text:c="4"/>Nome VARCHAR(30) NOT NULL,</text:p>
      <text:p text:style-name="P6"><text:s text:c="4"/>marca VARCHAR(30) NOT NULL,</text:p>
      <text:p text:style-name="P7"><text:span text:style-name="T3"><text:s text:c="4"/>variacao VARCHAR(25),</text:span></text:p>
      <text:p text:style-name="P8"><text:span text:style-name="T3"><text:s text:c="4"/></text:span><text:span text:style-name="T4">quantEpeso</text:span><text:span text:style-name="T5"> varchar</text:span><text:span text:style-name="T4">(</text:span><text:span text:style-name="T6">4</text:span><text:span text:style-name="T4">0)</text:span><text:span text:style-name="T3">,</text:span></text:p>
      <text:p text:style-name="P6"><text:s text:c="4"/>preco NUMERIC(<text:span text:style-name="T7">6</text:span>, 2) NOT NULL,</text:p>
      <text:p text:style-name="P6"><text:s text:c="4"/><text:span text:style-name="T8">medida varchar(15)</text:span>,</text:p>
      <text:p text:style-name="P6"><text:s text:c="4"/><text:span text:style-name="T8">peso DECIMAL(5,2)</text:span>,</text:p>
      <text:p text:style-name="P9"><text:s text:c="4"/><text:span text:style-name="T9">codigo_barras VARCHAR(20) UNIQUE</text:span>,</text:p>
      <text:p text:style-name="P9"><text:s text:c="4"/><text:span text:style-name="T9">estoque INT DEFAULT 0</text:span>,</text:p>
      <text:p text:style-name="P9"><text:s text:c="4"/><text:span text:style-name="T9">fornecedor VARCHAR(100)</text:span>,</text:p>
      <text:p text:style-name="P6"><text:s text:c="4"/><text:span text:style-name="T8">prod_</text:span>maio<text:span text:style-name="T8">r</text:span> INT REFERENCES produto(id),</text:p>
      <text:p text:style-name="P6"><text:s text:c="4"/><text:span text:style-name="T8">prod_</text:span>meno<text:span text:style-name="T8">r</text:span> INT REFERENCES produto(id),</text:p>
      <text:p text:style-name="P6"><text:s text:c="4"/>em_promo BOOLEAN DEFAULT FALSE,</text:p>
      <text:p text:style-name="P6"><text:s text:c="4"/>cat<text:span text:style-name="T10">_id </text:span>INT REFERENCES <text:span text:style-name="T10">cat</text:span>(id) NOT NULL,</text:p>
      <text:p text:style-name="P6"><text:s text:c="4"/>desc_aviso TEXT</text:p>
      <text:p text:style-name="P6">);</text:p>
      <text:p text:style-name="P10"/>
      <text:p text:style-name="P11">CREATE TYPE estado_compra AS ENUM ('não pago', 'indo para o endereço', 'entregue');</text:p>
      <text:p text:style-name="P11"/>
      <text:p text:style-name="P11">CREATE TABLE compra (</text:p>
      <text:p text:style-name="P11"><text:s text:c="4"/>id SERIAL PRIMARY KEY,</text:p>
      <text:p text:style-name="P11"><text:s text:c="4"/>estado estado_compra NOT NULL,</text:p>
      <text:p text:style-name="P11"><text:s text:c="4"/>valor DECIMAL(10, 2) NOT NULL,</text:p>
      <text:p text:style-name="P11"><text:s text:c="4"/>data_compra DATE NOT NULL,</text:p>
      <text:p text:style-name="P11"><text:s text:c="4"/>cliente VARCHAR(50) NOT NULL,</text:p>
      <text:p text:style-name="P11"><text:s text:c="4"/>cpf_cliente VARCHAR(14) NOT NULL,</text:p>
      <text:p text:style-name="P11"><text:s text:c="4"/>id_cliente INT REFERENCES cliente(id)</text:p>
      <text:p text:style-name="P11"><text:soft-page-break/>);</text:p>
      <text:p text:style-name="P12"/>
      <text:p text:style-name="P11">CREATE TABLE item_compra (</text:p>
      <text:p text:style-name="P11"><text:s text:c="4"/>id SERIAL PRIMARY KEY,</text:p>
      <text:p text:style-name="P11"><text:s text:c="4"/>nome VARCHAR(100) NOT NULL,</text:p>
      <text:p text:style-name="P11"><text:s text:c="4"/>quant INT NOT NULL,</text:p>
      <text:p text:style-name="P11"><text:s text:c="4"/>subtotal DECIMAL(10, 2) NOT NULL,</text:p>
      <text:p text:style-name="P11"><text:s text:c="4"/><text:span text:style-name="T11">prod_ref</text:span><text:span text:style-name="T12"> </text:span>INT REFERENCES <text:span text:style-name="T12">produto(</text:span>id)</text:p>
      <text:p text:style-name="P11">);</text:p>
      <text:p text:style-name="P11"/>
      <text:p text:style-name="P11">CREATE TABLE lista_compra (</text:p>
      <text:p text:style-name="P11"><text:s text:c="4"/>id SERIAL PRIMARY KEY,</text:p>
      <text:p text:style-name="P11"><text:s text:c="4"/>id_compra INT REFERENCES compra(id),</text:p>
      <text:p text:style-name="P11"><text:s text:c="4"/>id_item INT REFERENCES item_compra(id)</text:p>
      <text:p text:style-name="P11">);</text:p>
      <text:p text:style-name="P12"/>
      <text:p text:style-name="P11">CREATE TABLE cliente (</text:p>
      <text:p text:style-name="P11"><text:s text:c="4"/>id SERIAL PRIMARY KEY,</text:p>
      <text:p text:style-name="P11"><text:s text:c="4"/>nome VARCHAR(100) NOT NULL,</text:p>
      <text:p text:style-name="P11"><text:s text:c="4"/>endereço TEXT NOT NULL,</text:p>
      <text:p text:style-name="P11"><text:s text:c="4"/>cpf VARCHAR(14) NOT NULL UNIQUE,</text:p>
      <text:p text:style-name="P11"><text:s text:c="4"/>telefone VARCHAR(15),</text:p>
      <text:p text:style-name="P11"><text:s text:c="4"/>whatsapp VARCHAR(15)</text:p>
      <text:p text:style-name="P11">);</text:p>
      <text:p text:style-name="P11"/>
      <text:p text:style-name="P11"/>
      <text:p text:style-name="P13">Seções que tem Itens com o nome completo:</text:p>
      <text:p text:style-name="P14">Mercearia, congelados e frios, biscoitos e doces, higiene e cuidados pessoais, <text:span text:style-name="T13">l</text:span>impeza doméstica.</text:p>
      <text:p text:style-name="P14"/>
      <text:p text:style-name="P15">Linguiça de porco seara congelada 450g</text:p>
      <text:p text:style-name="P15">margarina com sal solaris 200g </text:p>
      <text:p text:style-name="P16"/>
      <text:p text:style-name="P16"/>
      <text:p text:style-name="P16">Solução para organização dos produtos: </text:p>
      <text:p text:style-name="P17"/>
      <text:p text:style-name="P17">Obter lista de marcas para as marcas</text:p>
      <text:p text:style-name="P17">peso: nome com medidas kg, g, ml, L,</text:p>
      <text:p text:style-name="P17">quantEPeso: nomes no padrão, “caixa de 20 unidades”, “embalagem com x unnidades”, “pacote com 20 algo”, “caixa com x algo”.</text:p>
      <text:p text:style-name="P17">Variação: “sabor x”, “sabor a”, “sabor z”...</text:p>
      <text:p text:style-name="P17"/>
      <text:p text:style-name="P17">categorizar depois disso</text:p>
      <text:p text:style-name="P18"/>
      <text:p text:style-name="P19">Exemplo de variações de papel higiênico</text:p>
      <text:p text:style-name="P19"/>
      <text:p text:style-name="P20"><text:span text:style-name="T14">P</text:span>elo menos três variações principais poderiam ser inseridas: número de folhas, textura e aroma.</text:p>
      <text:p text:style-name="P21">Número de folhas: Simples, dupla, tripla</text:p>
      <text:list text:style-name="L1">
        <text:list-item>
          <text:p text:style-name="P22">Material: Celulose virgem, reciclado</text:p>
        </text:list-item>
      </text:list>
      <text:list text:style-name="L2">
        <text:list-item>
          <text:p text:style-name="P23"><text:soft-page-break/>Textura: Liso, com relevo</text:p>
        </text:list-item>
      </text:list>
      <text:list text:style-name="L3">
        <text:list-item>
          <text:p text:style-name="P24">Aroma: Neutro, perfumado</text:p>
        </text:list-item>
      </text:list>
      <text:list text:style-name="L4">
        <text:list-item>
          <text:p text:style-name="P25">Formato: Rolo convencional, intercalado, jumbo</text:p>
        </text:list-item>
      </text:list>
      <text:list text:style-name="L5">
        <text:list-item>
          <text:p text:style-name="P26">Cor: Branco, bege, colorido </text:p>
        </text:list-item>
      </text:list>
      <text:p text:style-name="P12"><text:span text:style-name="T15">Exemplo </text:span>Protetor Solar</text:p>
      <text:p text:style-name="P12"><text:line-break/><text:span text:style-name="T3">FPS (Fator de Proteção Solar): 15, 30, 50, 70, 100<text:line-break/>Base: Gel, creme, loção, spray, bastão<text:line-break/>Tipo de proteção: UVA, UVB, Infravermelho<text:line-break/>Indicação: Corpo, rosto, lábios<text:line-break/>Resistência: À água, ao suor<text:line-break/>Filtro: Físico (mineral) ou químico<text:line-break/>Adicionais: Com cor, anti-idade, hidratante, oil-free</text:span><text:line-break/><text:line-break/><text:span text:style-name="T15">Exemplo </text:span>Detergentes</text:p>
      <text:p text:style-name="P12"><text:line-break/><text:span text:style-name="T3">Base: Líquido, em pó, pastilha<text:line-break/>Aplicação: Louça, roupa, multiúso<text:line-break/>Fórmula: Neutro, alcalino, ácido<text:line-break/>Aroma: Sem perfume, cítrico, floral<text:line-break/>Biodegradável: Comum, ecológico<text:line-break/>Com ou sem glicerina (para suavizar as mãos)</text:span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27">Produtos para o banco de dados ficticio</text:p>
      <text:p text:style-name="P28">Hortifruit</text:p>
      <text:p text:style-name="P10"/>
      <text:p text:style-name="P29">INSERT INTO produto (Nome, variacao, <text:span text:style-name="T6">quantE</text:span>peso, preco, cat_id) VALUES</text:p>
      <text:p text:style-name="P29">('Banana', ARRAY['Prata'], 1.00, 5.50, 3),</text:p>
      <text:p text:style-name="P29">('Banana', ARRAY['Nanica'], 1.00, 4.80, 3),</text:p>
      <text:p text:style-name="P29">('Banana', ARRAY['Da Terra'], 1.00, 7.50, 3),</text:p>
      <text:p text:style-name="P29">('Banana', ARRAY['Figo'], 1.00, 6.50, 3),</text:p>
      <text:p text:style-name="P29">('Banana', ARRAY['Maçã'], 1.00, 6.90, 3),</text:p>
      <text:p text:style-name="P29">('Manga', ARRAY['Espada'], 1.00, 3.50, 3),</text:p>
      <text:p text:style-name="P29">('Manga', ARRAY['Rosa'], 1.00, 4.00, 3),</text:p>
      <text:p text:style-name="P29">('Abacaxi', NULL, 1.00, 7.00, 3),</text:p>
      <text:p text:style-name="P29">('Mamão', NULL, 1.00, 5.00, 3),</text:p>
      <text:p text:style-name="P29">('Maracujá', NULL, 1.00, 8.50, 3),</text:p>
      <text:p text:style-name="P29">('Goiaba', NULL, 1.00, 6.50, 3),</text:p>
      <text:p text:style-name="P29">('Coco', NULL, 1.00, 6.00, 3),</text:p>
      <text:p text:style-name="P29">('Caju', NULL, 1.00, 9.00, 3),</text:p>
      <text:p text:style-name="P29">('Melancia', NULL, 1.00, 3.00, 3),</text:p>
      <text:p text:style-name="P29">('Melão', NULL, 1.00, 5.50, 3),</text:p>
      <text:p text:style-name="P29">('Maçã', ARRAY['Verde'], 1.00, 12.00, 3),</text:p>
      <text:p text:style-name="P29">('Maçã', ARRAY['Vermelha'], 1.00, 10.00, 3),</text:p>
      <text:p text:style-name="P29">('Pera', NULL, 1.00, 13.50, 3),</text:p>
      <text:p text:style-name="P29">('Uva', ARRAY['Verde'], 1.00, 15.00, 3),</text:p>
      <text:p text:style-name="P29">('Uva', ARRAY['Roxa'], 1.00, 14.50, 3),</text:p>
      <text:p text:style-name="P29">('Morango', NULL, 1.00, 12.00, 3),</text:p>
      <text:p text:style-name="P29"><text:soft-page-break/>('Laranja', NULL, 1.00, 4.50, 3),</text:p>
      <text:p text:style-name="P29">('Limão', ARRAY['Taiti'], 1.00, 3.80, 3),</text:p>
      <text:p text:style-name="P29">('Tangerina', NULL, 1.00, 6.00, 3),</text:p>
      <text:p text:style-name="P30"/>
      <text:p text:style-name="P29">('Batata', NULL, 1.00, 5.00, 3),</text:p>
      <text:p text:style-name="P29">('Batata-doce', NULL, 1.00, 4.50, 3),</text:p>
      <text:p text:style-name="P29">('Cenoura', NULL, 1.00, 5.50, 3),</text:p>
      <text:p text:style-name="P29">('Beterraba', NULL, 1.00, 5.80, 3),</text:p>
      <text:p text:style-name="P29">('Tomate', NULL, 1.00, 7.50, 3),</text:p>
      <text:p text:style-name="P29">('Abóbora', NULL, 1.00, 4.00, 3),</text:p>
      <text:p text:style-name="P29">('Chuchu', NULL, 1.00, 3.50, 3),</text:p>
      <text:p text:style-name="P29">('Pepino', NULL, 1.00, 4.20, 3),</text:p>
      <text:p text:style-name="P29">('Berinjela', NULL, 1.00, 6.00, 3),</text:p>
      <text:p text:style-name="P29">('Pimentão', ARRAY['Verde'], 1.00, 7.00, 3),</text:p>
      <text:p text:style-name="P29">('Pimentão', ARRAY['Amarelo'], 1.00, 9.50, 3),</text:p>
      <text:p text:style-name="P29">('Pimentão', ARRAY['Vermelho'], 1.00, 10.00, 3),</text:p>
      <text:p text:style-name="P29">('Quiabo', NULL, 1.00, 8.00, 3),</text:p>
      <text:p text:style-name="P29">('Cebola', ARRAY['Roxa'], 1.00, 6.50, 3),</text:p>
      <text:p text:style-name="P29">('Cebola', ARRAY['Branca'], 1.00, 5.50, 3),</text:p>
      <text:p text:style-name="P29">('Cebola', ARRAY['Amarela'], 1.00, 6.00, 3),</text:p>
      <text:p text:style-name="P29">('Alho', NULL, 1.00, 30.00, 3),</text:p>
      <text:p text:style-name="P30"/>
      <text:p text:style-name="P29">('Couve-flor', NULL, 1.00, 9.00, 3),</text:p>
      <text:p text:style-name="P29">('Brócolis', NULL, 1.00, 10.00, 3),</text:p>
      <text:p text:style-name="P29">('Repolho', NULL, 1.00, 6.50, 3),</text:p>
      <text:p text:style-name="P29">('Alface', NULL, 1.00, 4.00, 3),</text:p>
      <text:p text:style-name="P29">('Coentro', NULL, 1.00, 2.50, 3),</text:p>
      <text:p text:style-name="P29">('Cebolinha', NULL, 1.00, 3.00, 3);</text:p>
      <text:p text:style-name="P30"/>
      <text:p text:style-name="P31"/>
      <text:p text:style-name="P28">Mercearia</text:p>
      <text:p text:style-name="P31"/>
      <text:p text:style-name="P31">INSERT INTO produto (Nome, varia<text:span text:style-name="T6">cao</text:span>, <text:span text:style-name="T6">marca, quantE</text:span>peso, preco, preco_promo, cat_id) VALUES</text:p>
      <text:p text:style-name="P31">('Arroz', 'Tio João', NULL, 1.00, 6.00, NULL, 1),</text:p>
      <text:p text:style-name="P31">('Feijão-preto', 'Kicaldo', NULL, 1.00, 10.00, NULL, 1),</text:p>
      <text:p text:style-name="P31">('Feijão branco', 'Camil', NULL, 1.00, 12.00, NULL, 1),</text:p>
      <text:p text:style-name="P31">('Feijão-carioca', 'Kicaldo', NULL, 1.00, 8.00, NULL, 1),</text:p>
      <text:p text:style-name="P31">('Farinha de trigo', 'Dona Benta', NULL, 1.00, 6.00, NULL, 1),</text:p>
      <text:p text:style-name="P31">('Farinha de mandioca', 'Yoki', NULL, 1.00, 7.00, NULL, 1),</text:p>
      <text:p text:style-name="P31">('Farofa de mandioca pronta', 'Yoki', NULL, 0.50, 10.00, 9.00, 1),</text:p>
      <text:p text:style-name="P31">('Polvilho azedo', 'Amafil', NULL, 1.00, 12.00, NULL, 1),</text:p>
      <text:p text:style-name="P31">('Polvilho doce', 'Amafil', NULL, 1.00, 12.00, NULL, 1),</text:p>
      <text:p text:style-name="P31">('Milho verde', 'Quero', NULL, 1.00, 8.00, NULL, 1),</text:p>
      <text:p text:style-name="P31">('Óleo de soja', 'Soya', NULL, 0.90, 8.00, NULL, 1),</text:p>
      <text:p text:style-name="P31">('Vinagre de álcool', 'Castelo', NULL, 0.75, 5.00, NULL, 1),</text:p>
      <text:p text:style-name="P31">('Condimento tempero baiano', 'Kitano', NULL, 0.10, 6.00, NULL, 1),</text:p>
      <text:p text:style-name="P31">('Pimenta-do-reino', 'Kitano', NULL, 0.05, 5.00, NULL, 1),</text:p>
      <text:p text:style-name="P31">('Páprica', 'Kitano', ARRAY['Doce', 'Picante', 'Defumada'], 0.05, 8.00, NULL, 1),</text:p>
      <text:p text:style-name="P31">('Cominho', 'Kitano', NULL, 0.05, 5.00, NULL, 1),</text:p>
      <text:p text:style-name="P31">('Orégano', 'Kitano', NULL, 0.03, 4.00, NULL, 1),</text:p>
      <text:p text:style-name="P31">('Alecrim', 'Kitano', NULL, 0.03, 5.00, NULL, 1),</text:p>
      <text:p text:style-name="P31"><text:soft-page-break/>('Tomilho', 'Kitano', NULL, 0.03, 5.00, NULL, 1),</text:p>
      <text:p text:style-name="P31">('Manjericão', 'Kitano', NULL, 0.03, 5.00, NULL, 1),</text:p>
      <text:p text:style-name="P31">('Noz-moscada', 'Kitano', NULL, 0.03, 8.00, NULL, 1),</text:p>
      <text:p text:style-name="P31">('Canela', 'Kitano', NULL, 0.05, 6.00, NULL, 1),</text:p>
      <text:p text:style-name="P31">('Cravo-da-índia', 'Kitano', NULL, 0.05, 6.00, NULL, 1),</text:p>
      <text:p text:style-name="P31">('Curry', 'Kitano', NULL, 0.05, 8.00, NULL, 1),</text:p>
      <text:p text:style-name="P31">('Gengibre em pó', 'Kitano', NULL, 0.05, 7.00, NULL, 1),</text:p>
      <text:p text:style-name="P31">('Coentro', 'Kitano', ARRAY['Sementes', 'Moído'], 0.05, 5.00, NULL, 1),</text:p>
      <text:p text:style-name="P31">('Mostarda em pó', 'Kitano', NULL, 0.05, 6.00, NULL, 1),</text:p>
      <text:p text:style-name="P31">('Açafrão', 'Kitano', NULL, 0.05, 8.00, 7.50, 1),</text:p>
      <text:p text:style-name="P31">('Café', 'Pilão', NULL, 0.50, 15.00, NULL, 1),</text:p>
      <text:p text:style-name="P31">('Açúcar de confeiteiro', 'União', NULL, 0.50, 7.00, NULL, 1),</text:p>
      <text:p text:style-name="P31">('Açúcar refinado', 'União', NULL, 1.00, 5.00, NULL, 1),</text:p>
      <text:p text:style-name="P31">('Açúcar cristal', 'União', NULL, 1.00, 5.00, NULL, 1),</text:p>
      <text:p text:style-name="P31">('Açúcar demerara', 'União', NULL, 1.00, 7.00, NULL, 1),</text:p>
      <text:p text:style-name="P31">('Açúcar mascavo', 'União', NULL, 1.00, 8.00, NULL, 1),</text:p>
      <text:p text:style-name="P31">('Cevada', '3 Corações', NULL, 1.00, 10.00, NULL, 1),</text:p>
      <text:p text:style-name="P31">('Salgadinho sabor queijo', 'Elma Chips', NULL, 0.10, 4.00, NULL, 1),</text:p>
      <text:p text:style-name="P31">('Amendoim cru', 'Yoki', NULL, 1.00, 15.00, NULL, 1),</text:p>
      <text:p text:style-name="P31">('Amendoim sem pele assado', 'Yoki', NULL, 1.00, 17.00, NULL, 1),</text:p>
      <text:p text:style-name="P31">('Amendoim com pele assado', 'Yoki', NULL, 1.00, 16.00, NULL, 1),</text:p>
      <text:p text:style-name="P31">('Amendoim japonês', 'Yoki', NULL, 0.20, 10.00, NULL, 1),</text:p>
      <text:p text:style-name="P31">('Amendoim temperado', 'Yoki', NULL, 0.20, 10.00, NULL, 1),</text:p>
      <text:p text:style-name="P31">('Molho de tomate em sachê', 'Elefante', NULL, 0.34, 4.00, NULL, 1),</text:p>
      <text:p text:style-name="P31">('Fermento biológico seco', 'Fermix', NULL, 0.01, 3.00, NULL, 1),</text:p>
      <text:p text:style-name="P31">('Fermento em pó', 'Royal', NULL, 0.10, 4.00, NULL, 1),</text:p>
      <text:p text:style-name="P31">('Farinha de rosca', 'Dona Benta', NULL, 0.50, 7.00, NULL, 1),</text:p>
      <text:p text:style-name="P31">('Biscoito salgado quadrado', 'Marilan', NULL, 0.20, 5.00, NULL, 1),</text:p>
      <text:p text:style-name="P31">('Biscoito doce redondo', 'Marilan', NULL, 0.20, 6.00, NULL, 1),</text:p>
      <text:p text:style-name="P31">('Pão de forma', 'Wickbold', NULL, 0.50, 10.00, NULL, 1),</text:p>
      <text:p text:style-name="P31">('Massa de bolo pronta sabor chocolate', 'Dona Benta', NULL, 0.40, 12.00, NULL, 1),</text:p>
      <text:p text:style-name="P31">('Leite UHT integral', 'Parmalat', NULL, 1.00, 5.00, NULL, 1),</text:p>
      <text:p text:style-name="P31">('Leite em pó', 'Ninho', NULL, 0.40, 15.00, 14.00, 1),</text:p>
      <text:p text:style-name="P31">('Adoçante', 'Linea', NULL, 0.05, 6.00, NULL, 1),</text:p>
      <text:p text:style-name="P31">('Maionese', 'Hellmanns', NULL, 0.50, 10.00, NULL, 1),</text:p>
      <text:p text:style-name="P31">('Macarrão instantâneo ensacado sabor galinha', 'Nissin', NULL, 0.085, 2.50, NULL, 1),</text:p>
      <text:p text:style-name="P31">('Macarrão instantâneo em copo', 'Nissin', NULL, 0.07, 4.00, NULL, 1),</text:p>
      <text:p text:style-name="P31">('Suco em pó solúvel sabor abacaxi', 'Tang', NULL, 0.20, 7.00, NULL, 1),</text:p>
      <text:p text:style-name="P31">('Tempero em pó sabor carne', 'Arisco', NULL, 0.10, 5.00, NULL, 1),</text:p>
      <text:p text:style-name="P31">('Tempero em cubos sabor galinha', 'Knorr', NULL, 0.10, 5.00, NULL, 1),</text:p>
      <text:p text:style-name="P31">('Tempero em cubos sabor boi', 'Knorr', NULL, 0.10, 5.00, NULL, 1);</text:p>
      <text:p text:style-name="P31"/>
      <text:p text:style-name="P31"/>
      <text:p text:style-name="P32">duplicações:</text:p>
      <text:p text:style-name="P32"/>
      <text:p text:style-name="P32">-- Arroz (original: 1 kg)</text:p>
      <text:p text:style-name="P32">('Arroz', 'Tio João', NULL, 2.00, 12.00, NULL, 1),</text:p>
      <text:p text:style-name="P32"/>
      <text:p text:style-name="P32">-- Feijão-preto (original: 1 kg)</text:p>
      <text:p text:style-name="P32">('Feijão-preto', 'Kicaldo', NULL, 2.00, 20.00, NULL, 1),</text:p>
      <text:p text:style-name="P32"/>
      <text:p text:style-name="P32">-- Feijão branco (original: 1 kg)</text:p>
      <text:p text:style-name="P32"><text:soft-page-break/>('Feijão branco', 'Camil', NULL, 2.00, 24.00, NULL, 1),</text:p>
      <text:p text:style-name="P32"/>
      <text:p text:style-name="P32">-- Feijão-carioca (original: 1 kg)</text:p>
      <text:p text:style-name="P32">('Feijão-carioca', 'Kicaldo', NULL, 2.00, 16.00, NULL, 1),</text:p>
      <text:p text:style-name="P32"/>
      <text:p text:style-name="P32">-- Farinha de trigo (original: 1 kg)</text:p>
      <text:p text:style-name="P32">('Farinha de trigo', 'Dona Benta', NULL, 2.00, 12.00, NULL, 1),</text:p>
      <text:p text:style-name="P32"/>
      <text:p text:style-name="P32">-- Farinha de mandioca (original: 1 kg)</text:p>
      <text:p text:style-name="P32">('Farinha de mandioca', 'Yoki', NULL, 2.00, 14.00, NULL, 1),</text:p>
      <text:p text:style-name="P32"/>
      <text:p text:style-name="P32">-- Polvilho azedo (original: 1 kg)</text:p>
      <text:p text:style-name="P32">('Polvilho azedo', 'Amafil', NULL, 2.00, 24.00, NULL, 1),</text:p>
      <text:p text:style-name="P32"/>
      <text:p text:style-name="P32">-- Polvilho doce (original: 1 kg)</text:p>
      <text:p text:style-name="P32">('Polvilho doce', 'Amafil', NULL, 2.00, 24.00, NULL, 1),</text:p>
      <text:p text:style-name="P32"/>
      <text:p text:style-name="P32">-- Açúcar refinado (original: 1 kg)</text:p>
      <text:p text:style-name="P32">('Açúcar refinado', 'União', NULL, 2.00, 10.00, NULL, 1),</text:p>
      <text:p text:style-name="P32"/>
      <text:p text:style-name="P32">-- Açúcar cristal (original: 1 kg)</text:p>
      <text:p text:style-name="P32">('Açúcar cristal', 'União', NULL, 2.00, 10.00, NULL, 1),</text:p>
      <text:p text:style-name="P32"/>
      <text:p text:style-name="P32">-- Açúcar demerara (original: 1 kg)</text:p>
      <text:p text:style-name="P32">('Açúcar demerara', 'União', NULL, 2.00, 14.00, NULL, 1),</text:p>
      <text:p text:style-name="P32"/>
      <text:p text:style-name="P32">-- Açúcar mascavo (original: 1 kg)</text:p>
      <text:p text:style-name="P32">('Açúcar mascavo', 'União', NULL, 2.00, 16.00, NULL, 1),</text:p>
      <text:p text:style-name="P32"/>
      <text:p text:style-name="P32">-- Cevada (original: 1 kg)</text:p>
      <text:p text:style-name="P32">('Cevada', '3 Corações', NULL, 2.00, 20.00, NULL, 1),</text:p>
      <text:p text:style-name="P32"/>
      <text:p text:style-name="P32">-- Amendoim cru (original: 1 kg)</text:p>
      <text:p text:style-name="P32">('Amendoim cru', 'Yoki', NULL, 2.00, 30.00, NULL, 1),</text:p>
      <text:p text:style-name="P32"/>
      <text:p text:style-name="P32">-- Amendoim sem pele assado (original: 1 kg)</text:p>
      <text:p text:style-name="P32">('Amendoim sem pele assado', 'Yoki', NULL, 2.00, 34.00, NULL, 1),</text:p>
      <text:p text:style-name="P32"/>
      <text:p text:style-name="P32">-- Amendoim com pele assado (original: 1 kg)</text:p>
      <text:p text:style-name="P32">('Amendoim com pele assado', 'Yoki', NULL, 2.00, 32.00, NULL, 1),</text:p>
      <text:p text:style-name="P32"/>
      <text:p text:style-name="P32">-- Farinha de rosca (original: 0.5 kg)</text:p>
      <text:p text:style-name="P32">('Farinha de rosca', 'Dona Benta', NULL, 1.00, 14.00, NULL, 1),</text:p>
      <text:p text:style-name="P32"/>
      <text:p text:style-name="P32">-- Leite em pó (original: 0.4 kg)</text:p>
      <text:p text:style-name="P32">('Leite em pó', 'Ninho', NULL, 0.80, 30.00, 28.00, 1),</text:p>
      <text:p text:style-name="P32"/>
      <text:p text:style-name="P32">-- Macarrão instantâneo ensacado sabor galinha (original: 0.085 kg)</text:p>
      <text:p text:style-name="P32">('Macarrão instantâneo ensacado sabor galinha', 'Nissin', NULL, 0.17, 5.00, NULL, 1),</text:p>
      <text:p text:style-name="P32"/>
      <text:p text:style-name="P32">-- Macarrão instantâneo em copo (original: 0.07 kg)</text:p>
      <text:p text:style-name="P32">('Macarrão instantâneo em copo', 'Nissin', NULL, 0.14, 8.00, NULL, 1);</text:p>
      <text:p text:style-name="P32"><text:soft-page-break/></text:p>
      <text:p text:style-name="P33"/>
      <text:p text:style-name="P34">Frios</text:p>
      <text:p text:style-name="P35"/>
      <text:p text:style-name="P35">INSERT INTO produtos (nome, variacao, <text:span text:style-name="T2">marca, quantE</text:span>peso, preco, desconto, cat_id)</text:p>
      <text:p text:style-name="P35">VALUES</text:p>
      <text:p text:style-name="P35"><text:s text:c="4"/>-- Batata frita congelada 400g</text:p>
      <text:p text:style-name="P35"><text:s text:c="4"/>('Batata Frita Congelada', 'Sabor do Campo', NULL, '400g', 9.98, NULL, 6),</text:p>
      <text:p text:style-name="P35"/>
      <text:p text:style-name="P35"><text:s text:c="4"/>-- Queijo mussarela 400g</text:p>
      <text:p text:style-name="P35"><text:s text:c="4"/>('Queijo Mussarela', 'Fazenda Feliz', NULL, '400g', 24.00, NULL, 6),</text:p>
      <text:p text:style-name="P35"/>
      <text:p text:style-name="P35"><text:s text:c="4"/>-- Mortadela defumada fatiada 200g</text:p>
      <text:p text:style-name="P35"><text:s text:c="4"/>('Mortadela Defumada Fatiada', 'Sabor Mineiro', NULL, '200g', 14.99, NULL, 6),</text:p>
      <text:p text:style-name="P35"/>
      <text:p text:style-name="P35"><text:s text:c="4"/>-- Manteiga 200g</text:p>
      <text:p text:style-name="P35"><text:s text:c="4"/>('Manteiga', 'Campo Verde', NULL, '200g', 16.90, NULL, 6),</text:p>
      <text:p text:style-name="P35"/>
      <text:p text:style-name="P35"><text:s text:c="4"/>-- Margarina 250g (aplicar desconto aqui)</text:p>
      <text:p text:style-name="P35"><text:s text:c="4"/>('Margarina', 'Delícia do Sul', 'Pote 250g', '250g', 9.90, 0.10, 6),</text:p>
      <text:p text:style-name="P35"/>
      <text:p text:style-name="P35"><text:s text:c="4"/>-- Margarina 500g</text:p>
      <text:p text:style-name="P35"><text:s text:c="4"/>('Margarina', 'Delícia do Sul', 'Pote 500g', '500g', 14.90, NULL, 6);</text:p>
      <text:p text:style-name="P32"/>
      <text:p text:style-name="P34">Doces e biscoitos</text:p>
      <text:p text:style-name="P35"/>
      <text:p text:style-name="P35">INSERT INTO produtos (nome, marca, unidEpeso, variacao, peso, preco, desconto, cat_id)</text:p>
      <text:p text:style-name="P35">VALUES</text:p>
      <text:p text:style-name="P35"><text:s text:c="4"/>-- Leite condensado 395g</text:p>
      <text:p text:style-name="P35"><text:s text:c="4"/>('Leite Condensado', 'Doce Sabor', NULL, NULL, '395g', 4.50, NULL, <text:span text:style-name="T16">2</text:span>),</text:p>
      <text:p text:style-name="P35"/>
      <text:p text:style-name="P35"><text:s text:c="4"/>-- Paçoca Pacote de 20 unidades de 20g</text:p>
      <text:p text:style-name="P35"><text:s text:c="4"/>('Paçoca', 'Sertão Feliz', '20 unidades de 20g', NULL, NULL, 10.00, NULL, <text:span text:style-name="T16">2</text:span>),</text:p>
      <text:p text:style-name="P35"/>
      <text:p text:style-name="P35"><text:s text:c="4"/>-- Bombom: Caixa de 250g</text:p>
      <text:p text:style-name="P35"><text:s text:c="4"/>('Bombom', 'ChocoBom', NULL, NULL, '250g', 17.49, NULL, <text:span text:style-name="T16">2</text:span>),</text:p>
      <text:p text:style-name="P35"/>
      <text:p text:style-name="P35"><text:s text:c="4"/>-- Mel: Pote de 500g</text:p>
      <text:p text:style-name="P35"><text:s text:c="4"/>('Mel', 'Campo Dourado', NULL, NULL, '500g', 18.00, NULL, <text:span text:style-name="T16">2</text:span>),</text:p>
      <text:p text:style-name="P35"/>
      <text:p text:style-name="P35"><text:s text:c="4"/>-- Creme de leite: Lata de 300g (aplicar desconto aqui)</text:p>
      <text:p text:style-name="P35"><text:s text:c="4"/>('Creme de Leite', 'Fazenda Rica', NULL, NULL, '300g', 5.00, 0.10, <text:span text:style-name="T16">2</text:span>),</text:p>
      <text:p text:style-name="P35"/>
      <text:p text:style-name="P35"><text:s text:c="4"/>-- Caixa de bombons: Caixa de 250g</text:p>
      <text:p text:style-name="P35"><text:s text:c="4"/>('Caixa de Bombons', 'ChocoBom', NULL, NULL, '250g', 17.49, NULL, <text:span text:style-name="T16">2</text:span>),</text:p>
      <text:p text:style-name="P35"/>
      <text:p text:style-name="P35"><text:s text:c="4"/>-- Biscoito recheado redondo: Pacote de 126g</text:p>
      <text:p text:style-name="P35"><text:s text:c="4"/>('Biscoito Recheado Redondo', 'Biscoito Feliz', NULL, NULL, '126g', 5.00, NULL, <text:span text:style-name="T16">2</text:span>),</text:p>
      <text:p text:style-name="P35"/>
      <text:p text:style-name="P35"><text:s text:c="4"/>-- Gelatina sabor morango: Pacote de 30g</text:p>
      <text:p text:style-name="P35"><text:s text:c="4"/>('Gelatina Sabor Morango', 'Gelatina Fácil', NULL, NULL, '30g', 2.00, NULL, <text:span text:style-name="T16">2</text:span>),</text:p>
      <text:p text:style-name="P35"><text:soft-page-break/></text:p>
      <text:p text:style-name="P35"><text:s text:c="4"/>-- Biscoito tipo wafer: Pacote de 140g</text:p>
      <text:p text:style-name="P35"><text:s text:c="4"/>('Biscoito Tipo Wafer', 'Crocante Sabor', NULL, NULL, '140g', 2.29, NULL, <text:span text:style-name="T16">2</text:span>),</text:p>
      <text:p text:style-name="P35"/>
      <text:p text:style-name="P35"><text:s text:c="4"/>-- Doce de goiaba: Pacote de 1kg</text:p>
      <text:p text:style-name="P35"><text:s text:c="4"/>('Doce de Goiaba', 'Goiabada do Sertão', NULL, NULL, '1kg', 17.49, NULL, <text:span text:style-name="T16">2</text:span>);</text:p>
      <text:p text:style-name="P35"><text:s text:c="4"/>('Doce de Goiaba', 'Goiabada do Sertão', 'Pacote de 1kg', '1kg', 17.49, NULL, <text:span text:style-name="T16">2</text:span>);</text:p>
      <text:p text:style-name="P35"/>
      <text:p text:style-name="P36">Higiene e cuidado pessoal</text:p>
      <text:p text:style-name="P37"/>
      <text:p text:style-name="P37">INSERT INTO produto (</text:p>
      <text:p text:style-name="P37"><text:s text:c="4"/>nome, marca, quantEpeso, peso, preco, preco_promo, perct_desc, em_promo, cat_id</text:p>
      <text:p text:style-name="P37">)</text:p>
      <text:p text:style-name="P37">VALUES</text:p>
      <text:p text:style-name="P37"><text:s text:c="4"/>-- Sabonete (barra)</text:p>
      <text:p text:style-name="P37"><text:s text:c="4"/>('Sabonete em Barra', 'Dove', NULL, '90g', 2.00, NULL, 0, FALSE, 9),</text:p>
      <text:p text:style-name="P37"/>
      <text:p text:style-name="P37"><text:s text:c="4"/>-- Sabonete (líquido)</text:p>
      <text:p text:style-name="P37"><text:s text:c="4"/>('Sabonete Líquido', 'Dove', NULL, '500ml', 10.00, 9.00, 10, TRUE, 9),</text:p>
      <text:p text:style-name="P37"/>
      <text:p text:style-name="P37"><text:s text:c="4"/>-- Shampoo</text:p>
      <text:p text:style-name="P37"><text:s text:c="4"/>('Shampoo', 'Head &amp; Shoulders', NULL, '300ml', 10.00, NULL, 0, FALSE, 9),</text:p>
      <text:p text:style-name="P37"/>
      <text:p text:style-name="P37"><text:s text:c="4"/>-- Condicionador</text:p>
      <text:p text:style-name="P37"><text:s text:c="4"/>('Condicionador', 'Head &amp; Shoulders', NULL, '300ml', 10.00, NULL, 0, FALSE, 9),</text:p>
      <text:p text:style-name="P37"/>
      <text:p text:style-name="P37"><text:s text:c="4"/>-- Protetor solar (aplicar desconto aqui)</text:p>
      <text:p text:style-name="P37"><text:s text:c="4"/>('Protetor Solar', 'Sundown', NULL, '120ml', 30.00, 27.00, 10, TRUE, 9),</text:p>
      <text:p text:style-name="P37"/>
      <text:p text:style-name="P37"><text:s text:c="4"/>-- Creme de pele</text:p>
      <text:p text:style-name="P37"><text:s text:c="4"/>('Creme de Pele', 'Nivea', NULL, '200ml', 15.00, NULL, 0, FALSE, 9),</text:p>
      <text:p text:style-name="P37"/>
      <text:p text:style-name="P37"><text:s text:c="4"/>-- Desodorante spray</text:p>
      <text:p text:style-name="P37"><text:s text:c="4"/>('Desodorante Spray', 'Rexona', NULL, '150ml', 15.00, NULL, 0, FALSE, 9),</text:p>
      <text:p text:style-name="P37"/>
      <text:p text:style-name="P37"><text:s text:c="4"/>-- Desodorante creme</text:p>
      <text:p text:style-name="P37"><text:s text:c="4"/>('Desodorante Creme', 'Rexona', NULL, '100g', 10.00, NULL, 0, FALSE, 9),</text:p>
      <text:p text:style-name="P37"/>
      <text:p text:style-name="P37"><text:s text:c="4"/>-- Desodorante roll-on</text:p>
      <text:p text:style-name="P37"><text:s text:c="4"/>('Desodorante Roll-On', 'Rexona', NULL, '50ml', 10.00, NULL, 0, FALSE, 9),</text:p>
      <text:p text:style-name="P37"/>
      <text:p text:style-name="P37"><text:s text:c="4"/>-- Talco</text:p>
      <text:p text:style-name="P37"><text:s text:c="4"/>('Talco', 'Johnson&amp;Johnson', NULL, '200g', 8.00, NULL, 0, FALSE, 9),</text:p>
      <text:p text:style-name="P37"/>
      <text:p text:style-name="P37"><text:s text:c="4"/>-- Algodão (100g)</text:p>
      <text:p text:style-name="P37"><text:s text:c="4"/>('Algodão', 'Cotton', '100g', NULL, 5.00, NULL, 0, FALSE, 9),</text:p>
      <text:p text:style-name="P37"/>
      <text:p text:style-name="P37"><text:s text:c="4"/>-- Cotonete (c/ 75 a 150 unidades)</text:p>
      <text:p text:style-name="P37"><text:s text:c="4"/>('Cotonete', 'Johnson&amp;Johnson', '75 unidades', NULL, 5.00, NULL, 0, FALSE, 9),</text:p>
      <text:p text:style-name="P37"/>
      <text:p text:style-name="P37"><text:s text:c="4"/>-- Fio dental (25m a 50m)</text:p>
      <text:p text:style-name="P37"><text:s text:c="4"/>('Fio Dental', 'Oral-B', '25m', NULL, 5.00, NULL, 0, FALSE, 9),</text:p>
      <text:p text:style-name="P37"><text:soft-page-break/></text:p>
      <text:p text:style-name="P37"><text:s text:c="4"/>-- Pasta de dente (90g)</text:p>
      <text:p text:style-name="P37"><text:s text:c="4"/>('Pasta de Dente', 'Colgate', NULL, '90g', 5.00, NULL, 0, FALSE, 9),</text:p>
      <text:p text:style-name="P37"/>
      <text:p text:style-name="P37"><text:s text:c="4"/>-- Cortador de unha</text:p>
      <text:p text:style-name="P37"><text:s text:c="4"/>('Cortador de Unha', 'Cuide-se', NULL, NULL, 5.00, NULL, 0, FALSE, 9),</text:p>
      <text:p text:style-name="P37"/>
      <text:p text:style-name="P37"><text:s text:c="4"/>-- Lixa de unha</text:p>
      <text:p text:style-name="P37"><text:s text:c="4"/>('Lixa de Unha', 'Cuide-se', NULL, NULL, 2.00, NULL, 0, FALSE, 9),</text:p>
      <text:p text:style-name="P37"/>
      <text:p text:style-name="P37"><text:s text:c="4"/>-- Absorvente (pacote com 8 a 32 unidades)</text:p>
      <text:p text:style-name="P37"><text:s text:c="4"/>('Absorvente', 'Always', '8 unidades', NULL, 5.00, NULL, 0, FALSE, 9),</text:p>
      <text:p text:style-name="P37"/>
      <text:p text:style-name="P37"><text:s text:c="4"/>-- Pente de cabelo</text:p>
      <text:p text:style-name="P37"><text:s text:c="4"/>('Pente de Cabelo', 'Cuide-se', NULL, NULL, 5.00, NULL, 0, FALSE, 9),</text:p>
      <text:p text:style-name="P37"/>
      <text:p text:style-name="P37"><text:s text:c="4"/>-- Loção de limpeza</text:p>
      <text:p text:style-name="P37"><text:s text:c="4"/>('Loção de Limpeza', 'Nivea', NULL, '200ml', 15.00, NULL, 0, FALSE, 9),</text:p>
      <text:p text:style-name="P37"/>
      <text:p text:style-name="P37"><text:s text:c="4"/>-- Escova de dentes</text:p>
      <text:p text:style-name="P37"><text:s text:c="4"/>('Escova de Dentes', 'Colgate', NULL, NULL, 5.00, NULL, 0, FALSE, 9),</text:p>
      <text:p text:style-name="P37"/>
      <text:p text:style-name="P37"><text:s text:c="4"/>-- Enxaguante bucal (500ml)</text:p>
      <text:p text:style-name="P37"><text:s text:c="4"/>('Enxaguante Bucal', 'Listerine', '500ml', NULL, 10.00, NULL, 0, FALSE, 9),</text:p>
      <text:p text:style-name="P37"/>
      <text:p text:style-name="P37"><text:s text:c="4"/>-- Pinça</text:p>
      <text:p text:style-name="P37"><text:s text:c="4"/>('Pinça', 'Cuide-se', NULL, NULL, 5.00, NULL, 0, FALSE, 9),</text:p>
      <text:p text:style-name="P37"/>
      <text:p text:style-name="P37"><text:s text:c="4"/>-- Aparelho de barbear</text:p>
      <text:p text:style-name="P37"><text:s text:c="4"/>('Aparelho de Barbear', 'Gillette', NULL, NULL, 5.00, NULL, 0, FALSE, 9),</text:p>
      <text:p text:style-name="P37"/>
      <text:p text:style-name="P37"><text:s text:c="4"/>-- Lâmina de barbear</text:p>
      <text:p text:style-name="P37"><text:s text:c="4"/>('Lâmina de Barbear', 'Gillette', NULL, NULL, 5.00, NULL, 0, FALSE, 9),</text:p>
      <text:p text:style-name="P37"/>
      <text:p text:style-name="P37"><text:s text:c="4"/>-- Creme ou gel de barbear</text:p>
      <text:p text:style-name="P37"><text:s text:c="4"/>('Creme de Barbear', 'Gillette', NULL, '100g', 10.00, NULL, 0, FALSE, 9),</text:p>
      <text:p text:style-name="P37"/>
      <text:p text:style-name="P37"><text:s text:c="4"/>-- Esponja de banho</text:p>
      <text:p text:style-name="P37"><text:s text:c="4"/>('Esponja de Banho', 'Cuide-se', NULL, NULL, 5.00, NULL, 0, FALSE, 9),</text:p>
      <text:p text:style-name="P37"/>
      <text:p text:style-name="P37"><text:s text:c="4"/>-- Lixa para pés</text:p>
      <text:p text:style-name="P37"><text:s text:c="4"/>('Lixa para Pés', 'Cuide-se', NULL, NULL, 5.00, NULL, 0, FALSE, 9),</text:p>
      <text:p text:style-name="P37"/>
      <text:p text:style-name="P37"><text:s text:c="4"/>-- Sabonete íntimo</text:p>
      <text:p text:style-name="P37"><text:s text:c="4"/>('Sabonete Íntimo', 'Dove', NULL, '200ml', 15.00, NULL, 0, FALSE, 9),</text:p>
      <text:p text:style-name="P37"/>
      <text:p text:style-name="P37"><text:s text:c="4"/>-- Óleo capilar</text:p>
      <text:p text:style-name="P37"><text:s text:c="4"/>('Óleo Capilar', 'Lola Cosmetics', NULL, '100ml', 15.00, NULL, 0, FALSE, 9),</text:p>
      <text:p text:style-name="P37"/>
      <text:p text:style-name="P37"><text:s text:c="4"/>-- Escova de cabelo</text:p>
      <text:p text:style-name="P37"><text:s text:c="4"/>('Escova de Cabelo', 'Cuide-se', NULL, NULL, 10.00, NULL, 0, FALSE, 9),</text:p>
      <text:p text:style-name="P37"/>
      <text:p text:style-name="P37"><text:soft-page-break/><text:s text:c="4"/>-- Papel higiênico (pacote com 4 a 12 rolos)</text:p>
      <text:p text:style-name="P37"><text:s text:c="4"/>('Papel Higiênico', 'Neve', '4 rolos', NULL, 10.00, NULL, 0, FALSE, 9),</text:p>
      <text:p text:style-name="P37"/>
      <text:p text:style-name="P37"><text:s text:c="4"/>-- Papel toalha (pacote com 2 a 6 rolos)</text:p>
      <text:p text:style-name="P37"><text:s text:c="4"/>('Papel Toalha', 'Neve', '2 rolos', NULL, 5.00, NULL, 0, FALSE, 9);</text:p>
      <text:p text:style-name="P37"/>
      <text:p text:style-name="P38"><text:s text:c="2"/></text:p>
      <text:p text:style-name="P38"/>
      <text:p text:style-name="P38"/>
      <text:p text:style-name="P38"/>
      <text:p text:style-name="P38"/>
      <text:p text:style-name="P38"/>
      <text:p text:style-name="P39">Limpeza domestica</text:p>
      <text:p text:style-name="P39"/>
      <text:p text:style-name="P38"><text:s text:c="2"/>-- Água sanitária (1L a 5L)</text:p>
      <text:p text:style-name="P37"><text:s text:c="4"/>('Água Sanitária', 'Qboa', '1L', NULL, 5.00, NULL, 0, FALSE, 9),</text:p>
      <text:p text:style-name="P37"/>
      <text:p text:style-name="P37"><text:s text:c="4"/>-- Álcool (líquido ou em gel) (500ml a 1L)</text:p>
      <text:p text:style-name="P37"><text:s text:c="4"/>('Álcool em Gel', 'Ypê', '500ml', NULL, 5.00, NULL, 0, FALSE, 9),</text:p>
      <text:p text:style-name="P37"/>
      <text:p text:style-name="P37"><text:s text:c="4"/>-- Amaciante (2L a 5L)</text:p>
      <text:p text:style-name="P37"><text:s text:c="4"/>('Amaciante', 'Comfort', '2L', NULL, 10.00, NULL, 0, FALSE, 9),</text:p>
      <text:p text:style-name="P37"/>
      <text:p text:style-name="P37"><text:s text:c="4"/>-- Detergente (500ml a 1L)</text:p>
      <text:p text:style-name="P37"><text:s text:c="4"/>('Detergente', 'Ypê', '500ml', NULL, 2.00, NULL, 0, FALSE, 9),</text:p>
      <text:p text:style-name="P37"/>
      <text:p text:style-name="P37"><text:s text:c="4"/>-- Desinfetante (500ml a 2L)</text:p>
      <text:p text:style-name="P37"><text:s text:c="4"/>('Desinfetante', 'Pinho Sol', '500ml', NULL, 5.00, NULL, 0, FALSE, 9),</text:p>
      <text:p text:style-name="P37"/>
      <text:p text:style-name="P37"><text:s text:c="4"/>-- Sabão em pó (800g a 5kg)</text:p>
      <text:p text:style-name="P37"><text:s text:c="4"/>('Sabão em Pó', 'Omo', '800g', NULL, 10.00, NULL, 0, FALSE, 9),</text:p>
      <text:p text:style-name="P37"/>
      <text:p text:style-name="P37"><text:s text:c="4"/>-- Sabão em barra (pacote com 5 unidades)</text:p>
      <text:p text:style-name="P37"><text:s text:c="4"/>('Sabão em Barra', 'Minerva', '5 unidades', NULL, 5.00, NULL, 0, FALSE, 9),</text:p>
      <text:p text:style-name="P37"/>
      <text:p text:style-name="P37"><text:s text:c="4"/>-- Esponja amarela (pacote com 4 a 6 unidades)</text:p>
      <text:p text:style-name="P37"><text:s text:c="4"/>('Esponja Amarela', 'Bombril', '4 unidades', NULL, 2.00, NULL, 0, FALSE, 9),</text:p>
      <text:p text:style-name="P37"/>
      <text:p text:style-name="P37"><text:s text:c="4"/>-- Lã de aço (pacote com 8 a 60g)</text:p>
      <text:p text:style-name="P37"><text:s text:c="4"/>('Lã de Aço', 'Bombril', '8g', NULL, 2.00, NULL, 0, FALSE, 9),</text:p>
      <text:p text:style-name="P37"/>
      <text:p text:style-name="P37"><text:s text:c="4"/>-- Limpa vidros (500ml a 1L)</text:p>
      <text:p text:style-name="P37"><text:s text:c="4"/>('Limpa Vidros', 'Veja', '500ml', NULL, 10.00, NULL, 0, FALSE, 9),</text:p>
      <text:p text:style-name="P37"/>
      <text:p text:style-name="P37"><text:s text:c="4"/>-- Flanela</text:p>
      <text:p text:style-name="P37"><text:s text:c="4"/>('Flanela', 'Cuide-se', NULL, NULL, 5.00, NULL, 0, FALSE, 9),</text:p>
      <text:p text:style-name="P37"/>
      <text:p text:style-name="P37"><text:s text:c="4"/>-- Rodo</text:p>
      <text:p text:style-name="P37"><text:s text:c="4"/>('Rodo', 'Cuide-se', NULL, NULL, 10.00, NULL, 0, FALSE, 9),</text:p>
      <text:p text:style-name="P37"/>
      <text:p text:style-name="P37"><text:s text:c="4"/>-- Vassoura</text:p>
      <text:p text:style-name="P37"><text:s text:c="4"/>('Vassoura', 'Cuide-se', NULL, NULL, 10.00, NULL, 0, FALSE, 9),</text:p>
      <text:p text:style-name="P37"><text:soft-page-break/></text:p>
      <text:p text:style-name="P37"><text:s text:c="4"/>-- Pá de lixo</text:p>
      <text:p text:style-name="P37"><text:s text:c="4"/>('Pá de Lixo', 'Cuide-se', NULL, NULL, 5.00, NULL, 0, FALSE, 9),</text:p>
      <text:p text:style-name="P37"/>
      <text:p text:style-name="P37"><text:s text:c="4"/>-- Escova de uso geral</text:p>
      <text:p text:style-name="P37"><text:s text:c="4"/>('Escova de Uso Geral', 'Cuide-se', NULL, NULL, 5.00, NULL, 0, FALSE, 9),</text:p>
      <text:p text:style-name="P37"/>
      <text:p text:style-name="P37"><text:s text:c="4"/>-- Balde</text:p>
      <text:p text:style-name="P37"><text:s text:c="4"/>('Balde', 'Cuide-se', NULL, NULL, 10.00, NULL, 0, FALSE, 9);</text:p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0T14:22:20.543000000</meta:creation-date>
    <dc:date>2025-03-14T14:26:14.078000000</dc:date>
    <meta:editing-duration>PT1H45M9S</meta:editing-duration>
    <meta:editing-cycles>9</meta:editing-cycles>
    <meta:generator>LibreOffice/24.8.5.2$Windows_X86_64 LibreOffice_project/fddf2685c70b461e7832239a0162a77216259f22</meta:generator>
    <meta:document-statistic meta:table-count="0" meta:image-count="0" meta:object-count="0" meta:page-count="11" meta:paragraph-count="369" meta:word-count="2585" meta:character-count="17712" meta:non-whitespace-character-count="14819"/>
  </office:meta>
</office:document-meta>
</file>